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0dfe" officeooo:paragraph-rsid="00060d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monologues are the part of my life. I have found them very consoling at times and hence making myself the best friend of mine. </text:p>
      <text:p text:style-name="P1">While I walk on the streets and I find nobody to talk, or I have somebody by my side who I don't know how to talk to, I have my loneliness and my molologues, they keep me nice and calm. I talk to myself. I ask me questions and I answer them myself as if there were two me's a single body accessories and two humans helping each other and consoling each other.</text:p>
      <text:p text:style-name="P1"/>
      <text:p text:style-name="P1">Most of the times i find myself lonely, I don't see many people around who feel the same way I do, who would like my way of talk and my way of approach to things and stuffs, but my faithful myself, the other me, is always by my side ever present with me. If feels very good at times. If I am not social to the masters of society then I am very friendly to my image, no hatred, no hate and no doubtfulness just pure respect consolation and purity of intentions to help. I don't have to care about what other would make of the conversations in public, I won't have to be scared to express myself I can stay calm and cool and express. Unlike people who are 'social' I don't have to worry about chosing words for respect and care ways to talk, I can stay myself, and still I woun't be hated 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9:25:46</meta:creation-date>
    <dc:date>2014-02-25T21:56:07</dc:date>
    <meta:editing-duration>P0D</meta:editing-duration>
    <meta:editing-cycles>2</meta:editing-cycles>
    <meta:generator>LibreOffice/4.0.2.2$Linux_X86_64 LibreOffice_project/400m0$Build-2</meta:generator>
    <meta:document-statistic meta:table-count="0" meta:image-count="0" meta:object-count="0" meta:page-count="1" meta:paragraph-count="3" meta:word-count="255" meta:character-count="1287" meta:non-whitespace-character-count="1034"/>
  </office:meta>
</office:document-meta>
</file>